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svg:stroke-opacity="100%" draw:fill="none" draw:textarea-horizontal-align="center" draw:textarea-vertical-align="middl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6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54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01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2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60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1.361cm"/>
    </style:style>
    <style:style style:name="gr11" style:family="graphic" style:parent-style-name="standard">
      <style:graphic-properties draw:fill-color="#333333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-color="#ffffff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51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84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08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53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1.14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1.035cm"/>
    </style:style>
    <style:style style:name="gr19" style:family="graphic" style:parent-style-name="standard">
      <style:graphic-properties draw:fill-color="#ffffff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855cm"/>
    </style:style>
    <style:style style:name="gr21" style:family="graphic" style:parent-style-name="standard">
      <style:graphic-properties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1.63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2.09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1.06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1.666cm"/>
    </style:style>
    <style:style style:name="P1" style:family="paragraph">
      <style:paragraph-properties fo:text-align="center"/>
    </style:style>
    <style:style style:name="P2" style:family="paragraph">
      <style:text-properties fo:font-size="10.5pt" style:font-size-asian="10.5pt" style:font-size-complex="10.5pt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884cm" svg:height="2.5cm" draw:transform="rotate (-1.57079632679579) translate (6.166cm 1.474cm)">
          <text:p/>
        </draw:rect>
        <draw:line draw:style-name="gr2" draw:text-style-name="P1" draw:layer="layout" svg:x1="5.889cm" svg:y1="4.999cm" svg:x2="5.889cm" svg:y2="1.795cm">
          <text:p/>
        </draw:line>
        <draw:line draw:style-name="gr2" draw:text-style-name="P1" draw:layer="layout" svg:x1="5.556cm" svg:y1="3.85cm" svg:x2="5.556cm" svg:y2="9.4cm">
          <text:p/>
        </draw:line>
        <draw:ellipse draw:style-name="gr3" draw:text-style-name="P1" draw:layer="layout" svg:width="0.128cm" svg:height="0.278cm" draw:transform="rotate (-1.57079632679579) translate (5.69cm 3.718cm)">
          <text:p/>
        </draw:ellipse>
        <draw:ellipse draw:style-name="gr3" draw:text-style-name="P1" draw:layer="layout" svg:width="0.128cm" svg:height="0.278cm" draw:transform="rotate (-1.57079632679579) translate (5.689cm 3.654cm)">
          <text:p/>
        </draw:ellipse>
        <draw:ellipse draw:style-name="gr3" draw:text-style-name="P1" draw:layer="layout" svg:width="0.128cm" svg:height="0.278cm" draw:transform="rotate (-1.57079632679579) translate (5.689cm 3.591cm)">
          <text:p/>
        </draw:ellipse>
        <draw:ellipse draw:style-name="gr3" draw:text-style-name="P1" draw:layer="layout" svg:width="0.129cm" svg:height="0.278cm" draw:transform="rotate (-1.57079632679579) translate (5.689cm 3.524cm)">
          <text:p/>
        </draw:ellipse>
        <draw:ellipse draw:style-name="gr3" draw:text-style-name="P1" draw:layer="layout" svg:width="0.129cm" svg:height="0.278cm" draw:transform="rotate (-1.57079632679579) translate (5.69cm 3.459cm)">
          <text:p/>
        </draw:ellipse>
        <draw:ellipse draw:style-name="gr3" draw:text-style-name="P1" draw:layer="layout" svg:width="0.128cm" svg:height="0.278cm" draw:transform="rotate (-1.57079632679579) translate (5.689cm 3.396cm)">
          <text:p/>
        </draw:ellipse>
        <draw:ellipse draw:style-name="gr3" draw:text-style-name="P1" draw:layer="layout" svg:width="0.129cm" svg:height="0.278cm" draw:transform="rotate (-1.57079632679579) translate (5.688cm 3.332cm)">
          <text:p/>
        </draw:ellipse>
        <draw:ellipse draw:style-name="gr3" draw:text-style-name="P1" draw:layer="layout" svg:width="0.128cm" svg:height="0.278cm" draw:transform="rotate (-1.57079632679579) translate (5.688cm 3.27cm)">
          <text:p/>
        </draw:ellipse>
        <draw:ellipse draw:style-name="gr3" draw:text-style-name="P1" draw:layer="layout" svg:width="0.128cm" svg:height="0.278cm" draw:transform="rotate (-1.57079632679579) translate (5.689cm 3.207cm)">
          <text:p/>
        </draw:ellipse>
        <draw:ellipse draw:style-name="gr3" draw:text-style-name="P1" draw:layer="layout" svg:width="0.128cm" svg:height="0.278cm" draw:transform="rotate (-1.57079632679579) translate (5.69cm 3.141cm)">
          <text:p/>
        </draw:ellipse>
        <draw:ellipse draw:style-name="gr3" draw:text-style-name="P1" draw:layer="layout" svg:width="0.127cm" svg:height="0.278cm" draw:transform="rotate (-1.57079632679579) translate (5.689cm 3.078cm)">
          <text:p/>
        </draw:ellipse>
        <draw:ellipse draw:style-name="gr3" draw:text-style-name="P1" draw:layer="layout" svg:width="0.127cm" svg:height="0.278cm" draw:transform="rotate (-1.57079632679579) translate (5.689cm 3.078cm)">
          <text:p/>
        </draw:ellipse>
        <draw:ellipse draw:style-name="gr3" draw:text-style-name="P1" draw:layer="layout" svg:width="0.129cm" svg:height="0.278cm" draw:transform="rotate (-1.57079632679579) translate (5.69cm 3.015cm)">
          <text:p/>
        </draw:ellipse>
        <draw:ellipse draw:style-name="gr3" draw:text-style-name="P1" draw:layer="layout" svg:width="0.128cm" svg:height="0.278cm" draw:transform="rotate (-1.57079632679579) translate (5.69cm 2.95cm)">
          <text:p/>
        </draw:ellipse>
        <draw:ellipse draw:style-name="gr3" draw:text-style-name="P1" draw:layer="layout" svg:width="0.128cm" svg:height="0.278cm" draw:transform="rotate (-1.57079632679579) translate (5.689cm 2.885cm)">
          <text:p/>
        </draw:ellipse>
        <draw:ellipse draw:style-name="gr3" draw:text-style-name="P1" draw:layer="layout" svg:width="0.129cm" svg:height="0.278cm" draw:transform="rotate (-1.57079632679579) translate (5.689cm 2.819cm)">
          <text:p/>
        </draw:ellipse>
        <draw:ellipse draw:style-name="gr3" draw:text-style-name="P1" draw:layer="layout" svg:width="0.128cm" svg:height="0.278cm" draw:transform="rotate (-1.57079632679579) translate (5.689cm 2.757cm)">
          <text:p/>
        </draw:ellipse>
        <draw:ellipse draw:style-name="gr3" draw:text-style-name="P1" draw:layer="layout" svg:width="0.128cm" svg:height="0.278cm" draw:transform="rotate (-1.57079632679579) translate (5.688cm 2.693cm)">
          <text:p/>
        </draw:ellipse>
        <draw:ellipse draw:style-name="gr3" draw:text-style-name="P1" draw:layer="layout" svg:width="0.129cm" svg:height="0.278cm" draw:transform="rotate (-1.57079632679579) translate (5.689cm 2.629cm)">
          <text:p/>
        </draw:ellipse>
        <draw:ellipse draw:style-name="gr3" draw:text-style-name="P1" draw:layer="layout" svg:width="0.128cm" svg:height="0.278cm" draw:transform="rotate (-1.57079632679579) translate (5.688cm 2.565cm)">
          <text:p/>
        </draw:ellipse>
        <draw:ellipse draw:style-name="gr3" draw:text-style-name="P1" draw:layer="layout" svg:width="0.129cm" svg:height="0.278cm" draw:transform="rotate (-1.57079632679579) translate (5.688cm 2.498cm)">
          <text:p/>
        </draw:ellipse>
        <draw:ellipse draw:style-name="gr3" draw:text-style-name="P1" draw:layer="layout" svg:width="0.127cm" svg:height="0.278cm" draw:transform="rotate (-1.57079632679579) translate (5.689cm 2.436cm)">
          <text:p/>
        </draw:ellipse>
        <draw:line draw:style-name="gr2" draw:text-style-name="P1" draw:layer="layout" svg:x1="5.889cm" svg:y1="1.795cm" svg:x2="5.556cm" svg:y2="1.795cm">
          <text:p/>
        </draw:line>
        <draw:line draw:style-name="gr2" draw:text-style-name="P1" draw:layer="layout" svg:x1="5.556cm" svg:y1="1.795cm" svg:x2="5.556cm" svg:y2="2.435cm">
          <text:p/>
        </draw:line>
        <draw:line draw:style-name="gr2" draw:text-style-name="P1" draw:layer="layout" svg:x1="5.111cm" svg:y1="10.194cm" svg:x2="5.111cm" svg:y2="1.795cm">
          <text:p/>
        </draw:line>
        <draw:line draw:style-name="gr2" draw:text-style-name="P1" draw:layer="layout" svg:x1="5.111cm" svg:y1="1.795cm" svg:x2="4.778cm" svg:y2="1.795cm">
          <text:p/>
        </draw:line>
        <draw:line draw:style-name="gr2" draw:text-style-name="P1" draw:layer="layout" svg:x1="4.778cm" svg:y1="1.795cm" svg:x2="4.778cm" svg:y2="2.115cm">
          <text:p/>
        </draw:line>
        <draw:custom-shape draw:style-name="gr4" draw:text-style-name="P1" draw:layer="layout" svg:width="0.065cm" svg:height="0.056cm" draw:transform="rotate (-1.57079632679579) translate (4.805cm 2.1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064cm" svg:height="0.056cm" draw:transform="rotate (-1.57079632679579) translate (4.806cm 3.3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.787cm" svg:y1="3.395cm" svg:x2="4.826cm" svg:y2="2.118cm">
          <text:p/>
        </draw:line>
        <draw:line draw:style-name="gr2" draw:text-style-name="P1" draw:layer="layout" svg:x1="4.333cm" svg:y1="3.406cm" svg:x2="4.333cm" svg:y2="1.795cm">
          <text:p/>
        </draw:line>
        <draw:line draw:style-name="gr2" draw:text-style-name="P1" draw:layer="layout" svg:x1="4.333cm" svg:y1="1.795cm" svg:x2="4cm" svg:y2="1.795cm">
          <text:p/>
        </draw:line>
        <draw:line draw:style-name="gr2" draw:text-style-name="P1" draw:layer="layout" svg:x1="4cm" svg:y1="1.795cm" svg:x2="4cm" svg:y2="2.115cm">
          <text:p/>
        </draw:line>
        <draw:custom-shape draw:style-name="gr4" draw:text-style-name="P1" draw:layer="layout" svg:width="0.065cm" svg:height="0.055cm" draw:transform="rotate (-1.57079632679579) translate (4.028cm 2.1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064cm" svg:height="0.055cm" draw:transform="rotate (-1.57079632679579) translate (4.027cm 3.3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cm" svg:y1="3.39cm" svg:x2="4.222cm" svg:y2="2.115cm">
          <text:p/>
        </draw:line>
        <draw:line draw:style-name="gr2" draw:text-style-name="P1" draw:layer="layout" svg:x1="4cm" svg:y1="3.461cm" svg:x2="4cm" svg:y2="9.4cm">
          <text:p/>
        </draw:line>
        <draw:line draw:style-name="gr2" draw:text-style-name="P1" draw:layer="layout" svg:x1="5.9cm" svg:y1="5cm" svg:x2="17.6cm" svg:y2="5cm">
          <text:p/>
        </draw:line>
        <draw:line draw:style-name="gr2" draw:text-style-name="P1" draw:layer="layout" svg:x1="1cm" svg:y1="8cm" svg:x2="20cm" svg:y2="8cm">
          <text:p/>
        </draw:line>
        <draw:line draw:style-name="gr2" draw:text-style-name="P1" draw:layer="layout" svg:x1="1cm" svg:y1="8.7cm" svg:x2="20cm" svg:y2="8.7cm">
          <text:p/>
        </draw:line>
        <draw:frame draw:style-name="gr5" draw:text-style-name="P2" draw:layer="layout" svg:width="1.112cm" svg:height="0.662cm" svg:x="0.89cm" svg:y="7.5cm">
          <draw:text-box>
            <text:p><text:span text:style-name="T1">gnd</text:span></text:p>
          </draw:text-box>
        </draw:frame>
        <draw:frame draw:style-name="gr6" draw:text-style-name="P2" draw:layer="layout" svg:width="2.043cm" svg:height="0.662cm" svg:x="0.89cm" svg:y="8.2cm">
          <draw:text-box>
            <text:p><text:span text:style-name="T1">posizione</text:span></text:p>
          </draw:text-box>
        </draw:frame>
        <draw:frame draw:style-name="gr7" draw:text-style-name="P2" draw:layer="layout" svg:width="2.513cm" svg:height="0.662cm" svg:x="0.891cm" svg:y="8.9cm">
          <draw:text-box>
            <text:p><text:span text:style-name="T1">Anabaglianti</text:span></text:p>
          </draw:text-box>
        </draw:frame>
        <draw:line draw:style-name="gr2" draw:text-style-name="P1" draw:layer="layout" svg:x1="1cm" svg:y1="9.4cm" svg:x2="20cm" svg:y2="9.4cm">
          <text:p/>
        </draw:line>
        <draw:line draw:style-name="gr2" draw:text-style-name="P1" draw:layer="layout" svg:x1="1cm" svg:y1="10.2cm" svg:x2="20cm" svg:y2="10.2cm">
          <text:p/>
        </draw:line>
        <draw:line draw:style-name="gr2" draw:text-style-name="P1" draw:layer="layout" svg:x1="1cm" svg:y1="11.1cm" svg:x2="20cm" svg:y2="11.1cm">
          <text:p/>
        </draw:line>
        <draw:frame draw:style-name="gr8" draw:text-style-name="P2" draw:layer="layout" svg:width="1.628cm" svg:height="0.662cm" svg:x="0.892cm" svg:y="9.7cm">
          <draw:text-box>
            <text:p><text:span text:style-name="T1">Frecce</text:span></text:p>
          </draw:text-box>
        </draw:frame>
        <draw:frame draw:style-name="gr9" draw:text-style-name="P2" draw:layer="layout" svg:width="2.106cm" svg:height="0.662cm" svg:x="0.892cm" svg:y="10.6cm">
          <draw:text-box>
            <text:p><text:span text:style-name="T1">Abaglianti</text:span></text:p>
          </draw:text-box>
        </draw:frame>
        <draw:line draw:style-name="gr2" draw:text-style-name="P1" draw:layer="layout" svg:x1="4.55cm" svg:y1="15.03cm" svg:x2="19.95cm" svg:y2="15.03cm">
          <text:p/>
        </draw:line>
        <draw:line draw:style-name="gr2" draw:text-style-name="P1" draw:layer="layout" svg:x1="16.65cm" svg:y1="15.9cm" svg:x2="19.96cm" svg:y2="15.9cm">
          <text:p/>
        </draw:line>
        <draw:frame draw:style-name="gr10" draw:text-style-name="P3" draw:layer="layout" svg:width="1.861cm" svg:height="0.687cm" svg:x="18.293cm" svg:y="14.4cm">
          <draw:text-box>
            <text:p><text:span text:style-name="T2">Driver 1</text:span></text:p>
          </draw:text-box>
        </draw:frame>
        <draw:frame draw:style-name="gr10" draw:text-style-name="P3" draw:layer="layout" svg:width="1.861cm" svg:height="0.687cm" svg:x="18.294cm" svg:y="15.301cm">
          <draw:text-box>
            <text:p><text:span text:style-name="T2">Driver 2</text:span></text:p>
          </draw:text-box>
        </draw:frame>
        <draw:custom-shape draw:style-name="gr4" draw:text-style-name="P1" draw:layer="layout" svg:width="0.064cm" svg:height="0.056cm" draw:transform="rotate (-1.57079632679579) translate (4.356cm 3.3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.3cm" svg:y1="3.433cm" svg:x2="4.75cm" svg:y2="3.433cm">
          <text:p/>
        </draw:line>
        <draw:custom-shape draw:style-name="gr4" draw:text-style-name="P1" draw:layer="layout" svg:width="0.064cm" svg:height="0.056cm" draw:transform="rotate (-1.57079632679579) translate (4.576cm 3.3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.55cm" svg:y1="15.01cm" svg:x2="4.55cm" svg:y2="3.41cm">
          <text:p/>
        </draw:line>
        <draw:custom-shape draw:style-name="gr4" draw:text-style-name="P1" draw:layer="layout" svg:width="0.064cm" svg:height="0.056cm" draw:transform="rotate (-1.57079632679579) translate (4.806cm 3.3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" draw:text-style-name="P1" draw:layer="layout" svg:width="2.884cm" svg:height="2.5cm" draw:transform="rotate (-1.57079632679579) translate (18.266cm 1.474cm)">
          <text:p/>
        </draw:rect>
        <draw:line draw:style-name="gr2" draw:text-style-name="P1" draw:layer="layout" svg:x1="17.989cm" svg:y1="9.394cm" svg:x2="17.989cm" svg:y2="1.795cm">
          <text:p/>
        </draw:line>
        <draw:line draw:style-name="gr2" draw:text-style-name="P1" draw:layer="layout" svg:x1="17.656cm" svg:y1="3.846cm" svg:x2="17.656cm" svg:y2="7.996cm">
          <text:p/>
        </draw:line>
        <draw:ellipse draw:style-name="gr3" draw:text-style-name="P1" draw:layer="layout" svg:width="0.128cm" svg:height="0.278cm" draw:transform="rotate (-1.57079632679579) translate (17.79cm 3.718cm)">
          <text:p/>
        </draw:ellipse>
        <draw:ellipse draw:style-name="gr3" draw:text-style-name="P1" draw:layer="layout" svg:width="0.128cm" svg:height="0.278cm" draw:transform="rotate (-1.57079632679579) translate (17.789cm 3.654cm)">
          <text:p/>
        </draw:ellipse>
        <draw:ellipse draw:style-name="gr3" draw:text-style-name="P1" draw:layer="layout" svg:width="0.128cm" svg:height="0.278cm" draw:transform="rotate (-1.57079632679579) translate (17.789cm 3.591cm)">
          <text:p/>
        </draw:ellipse>
        <draw:ellipse draw:style-name="gr3" draw:text-style-name="P1" draw:layer="layout" svg:width="0.129cm" svg:height="0.278cm" draw:transform="rotate (-1.57079632679579) translate (17.789cm 3.524cm)">
          <text:p/>
        </draw:ellipse>
        <draw:ellipse draw:style-name="gr3" draw:text-style-name="P1" draw:layer="layout" svg:width="0.129cm" svg:height="0.278cm" draw:transform="rotate (-1.57079632679579) translate (17.79cm 3.459cm)">
          <text:p/>
        </draw:ellipse>
        <draw:ellipse draw:style-name="gr3" draw:text-style-name="P1" draw:layer="layout" svg:width="0.128cm" svg:height="0.278cm" draw:transform="rotate (-1.57079632679579) translate (17.789cm 3.396cm)">
          <text:p/>
        </draw:ellipse>
        <draw:ellipse draw:style-name="gr3" draw:text-style-name="P1" draw:layer="layout" svg:width="0.129cm" svg:height="0.278cm" draw:transform="rotate (-1.57079632679579) translate (17.788cm 3.332cm)">
          <text:p/>
        </draw:ellipse>
        <draw:ellipse draw:style-name="gr3" draw:text-style-name="P1" draw:layer="layout" svg:width="0.128cm" svg:height="0.278cm" draw:transform="rotate (-1.57079632679579) translate (17.788cm 3.27cm)">
          <text:p/>
        </draw:ellipse>
        <draw:ellipse draw:style-name="gr3" draw:text-style-name="P1" draw:layer="layout" svg:width="0.128cm" svg:height="0.278cm" draw:transform="rotate (-1.57079632679579) translate (17.789cm 3.207cm)">
          <text:p/>
        </draw:ellipse>
        <draw:ellipse draw:style-name="gr3" draw:text-style-name="P1" draw:layer="layout" svg:width="0.128cm" svg:height="0.278cm" draw:transform="rotate (-1.57079632679579) translate (17.79cm 3.141cm)">
          <text:p/>
        </draw:ellipse>
        <draw:ellipse draw:style-name="gr3" draw:text-style-name="P1" draw:layer="layout" svg:width="0.127cm" svg:height="0.278cm" draw:transform="rotate (-1.57079632679579) translate (17.789cm 3.078cm)">
          <text:p/>
        </draw:ellipse>
        <draw:ellipse draw:style-name="gr3" draw:text-style-name="P1" draw:layer="layout" svg:width="0.127cm" svg:height="0.278cm" draw:transform="rotate (-1.57079632679579) translate (17.789cm 3.078cm)">
          <text:p/>
        </draw:ellipse>
        <draw:ellipse draw:style-name="gr3" draw:text-style-name="P1" draw:layer="layout" svg:width="0.129cm" svg:height="0.278cm" draw:transform="rotate (-1.57079632679579) translate (17.79cm 3.015cm)">
          <text:p/>
        </draw:ellipse>
        <draw:ellipse draw:style-name="gr3" draw:text-style-name="P1" draw:layer="layout" svg:width="0.128cm" svg:height="0.278cm" draw:transform="rotate (-1.57079632679579) translate (17.79cm 2.95cm)">
          <text:p/>
        </draw:ellipse>
        <draw:ellipse draw:style-name="gr3" draw:text-style-name="P1" draw:layer="layout" svg:width="0.128cm" svg:height="0.278cm" draw:transform="rotate (-1.57079632679579) translate (17.789cm 2.885cm)">
          <text:p/>
        </draw:ellipse>
        <draw:ellipse draw:style-name="gr3" draw:text-style-name="P1" draw:layer="layout" svg:width="0.129cm" svg:height="0.278cm" draw:transform="rotate (-1.57079632679579) translate (17.789cm 2.819cm)">
          <text:p/>
        </draw:ellipse>
        <draw:ellipse draw:style-name="gr3" draw:text-style-name="P1" draw:layer="layout" svg:width="0.128cm" svg:height="0.278cm" draw:transform="rotate (-1.57079632679579) translate (17.789cm 2.757cm)">
          <text:p/>
        </draw:ellipse>
        <draw:ellipse draw:style-name="gr3" draw:text-style-name="P1" draw:layer="layout" svg:width="0.128cm" svg:height="0.278cm" draw:transform="rotate (-1.57079632679579) translate (17.788cm 2.693cm)">
          <text:p/>
        </draw:ellipse>
        <draw:ellipse draw:style-name="gr3" draw:text-style-name="P1" draw:layer="layout" svg:width="0.129cm" svg:height="0.278cm" draw:transform="rotate (-1.57079632679579) translate (17.789cm 2.629cm)">
          <text:p/>
        </draw:ellipse>
        <draw:ellipse draw:style-name="gr3" draw:text-style-name="P1" draw:layer="layout" svg:width="0.128cm" svg:height="0.278cm" draw:transform="rotate (-1.57079632679579) translate (17.788cm 2.565cm)">
          <text:p/>
        </draw:ellipse>
        <draw:ellipse draw:style-name="gr3" draw:text-style-name="P1" draw:layer="layout" svg:width="0.129cm" svg:height="0.278cm" draw:transform="rotate (-1.57079632679579) translate (17.788cm 2.498cm)">
          <text:p/>
        </draw:ellipse>
        <draw:ellipse draw:style-name="gr3" draw:text-style-name="P1" draw:layer="layout" svg:width="0.127cm" svg:height="0.278cm" draw:transform="rotate (-1.57079632679579) translate (17.789cm 2.436cm)">
          <text:p/>
        </draw:ellipse>
        <draw:line draw:style-name="gr2" draw:text-style-name="P1" draw:layer="layout" svg:x1="17.989cm" svg:y1="1.795cm" svg:x2="17.656cm" svg:y2="1.795cm">
          <text:p/>
        </draw:line>
        <draw:line draw:style-name="gr2" draw:text-style-name="P1" draw:layer="layout" svg:x1="17.656cm" svg:y1="1.795cm" svg:x2="17.656cm" svg:y2="2.435cm">
          <text:p/>
        </draw:line>
        <draw:line draw:style-name="gr2" draw:text-style-name="P1" draw:layer="layout" svg:x1="17.211cm" svg:y1="8.694cm" svg:x2="17.211cm" svg:y2="1.795cm">
          <text:p/>
        </draw:line>
        <draw:line draw:style-name="gr2" draw:text-style-name="P1" draw:layer="layout" svg:x1="17.211cm" svg:y1="1.795cm" svg:x2="16.878cm" svg:y2="1.795cm">
          <text:p/>
        </draw:line>
        <draw:line draw:style-name="gr2" draw:text-style-name="P1" draw:layer="layout" svg:x1="16.878cm" svg:y1="1.795cm" svg:x2="16.878cm" svg:y2="2.115cm">
          <text:p/>
        </draw:line>
        <draw:custom-shape draw:style-name="gr4" draw:text-style-name="P1" draw:layer="layout" svg:width="0.065cm" svg:height="0.056cm" draw:transform="rotate (-1.57079632679579) translate (16.905cm 2.1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064cm" svg:height="0.056cm" draw:transform="rotate (-1.57079632679579) translate (16.906cm 3.3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6.887cm" svg:y1="3.395cm" svg:x2="16.926cm" svg:y2="2.118cm">
          <text:p/>
        </draw:line>
        <draw:line draw:style-name="gr2" draw:text-style-name="P1" draw:layer="layout" svg:x1="16.433cm" svg:y1="3.406cm" svg:x2="16.433cm" svg:y2="1.795cm">
          <text:p/>
        </draw:line>
        <draw:line draw:style-name="gr2" draw:text-style-name="P1" draw:layer="layout" svg:x1="16.433cm" svg:y1="1.795cm" svg:x2="16.1cm" svg:y2="1.795cm">
          <text:p/>
        </draw:line>
        <draw:line draw:style-name="gr2" draw:text-style-name="P1" draw:layer="layout" svg:x1="16.1cm" svg:y1="1.795cm" svg:x2="16.1cm" svg:y2="2.115cm">
          <text:p/>
        </draw:line>
        <draw:custom-shape draw:style-name="gr4" draw:text-style-name="P1" draw:layer="layout" svg:width="0.065cm" svg:height="0.055cm" draw:transform="rotate (-1.57079632679579) translate (16.128cm 2.1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064cm" svg:height="0.055cm" draw:transform="rotate (-1.57079632679579) translate (16.127cm 3.3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6.1cm" svg:y1="3.39cm" svg:x2="16.322cm" svg:y2="2.115cm">
          <text:p/>
        </draw:line>
        <draw:line draw:style-name="gr2" draw:text-style-name="P1" draw:layer="layout" svg:x1="16.1cm" svg:y1="3.461cm" svg:x2="16.1cm" svg:y2="9.402cm">
          <text:p/>
        </draw:line>
        <draw:custom-shape draw:style-name="gr4" draw:text-style-name="P1" draw:layer="layout" svg:width="0.064cm" svg:height="0.056cm" draw:transform="rotate (-1.57079632679579) translate (16.456cm 3.3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6.4cm" svg:y1="3.433cm" svg:x2="16.85cm" svg:y2="3.433cm">
          <text:p/>
        </draw:line>
        <draw:custom-shape draw:style-name="gr4" draw:text-style-name="P1" draw:layer="layout" svg:width="0.064cm" svg:height="0.056cm" draw:transform="rotate (-1.57079632679579) translate (16.676cm 3.3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6.65cm" svg:y1="15.92cm" svg:x2="16.65cm" svg:y2="3.411cm">
          <text:p/>
        </draw:line>
        <draw:custom-shape draw:style-name="gr4" draw:text-style-name="P1" draw:layer="layout" svg:width="0.064cm" svg:height="0.056cm" draw:transform="rotate (-1.57079632679579) translate (16.906cm 3.3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1cm" svg:height="0.1cm" svg:x="5.07cm" svg:y="10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1cm" svg:height="0.1cm" svg:x="3.95cm" svg:y="9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1cm" svg:height="0.1cm" svg:x="5.51cm" svg:y="9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1cm" svg:height="0.1cm" svg:x="17.6cm" svg:y="4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1cm" svg:height="0.1cm" svg:x="17.94cm" svg:y="9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1cm" svg:height="0.1cm" svg:x="17.16cm" svg:y="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1cm" svg:height="0.1cm" svg:x="16.05cm" svg:y="9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1cm" svg:height="0.1cm" svg:x="17.6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3" draw:text-style-name="P1" draw:layer="layout" svg:width="0.128cm" svg:height="0.278cm" draw:transform="rotate (-1.57079632679579) translate (3.291cm 27.419cm)">
          <text:p/>
        </draw:ellipse>
        <draw:ellipse draw:style-name="gr3" draw:text-style-name="P1" draw:layer="layout" svg:width="0.128cm" svg:height="0.278cm" draw:transform="rotate (-1.57079632679579) translate (3.29cm 27.355cm)">
          <text:p/>
        </draw:ellipse>
        <draw:ellipse draw:style-name="gr3" draw:text-style-name="P1" draw:layer="layout" svg:width="0.128cm" svg:height="0.278cm" draw:transform="rotate (-1.57079632679579) translate (3.29cm 27.292cm)">
          <text:p/>
        </draw:ellipse>
        <draw:ellipse draw:style-name="gr3" draw:text-style-name="P1" draw:layer="layout" svg:width="0.129cm" svg:height="0.278cm" draw:transform="rotate (-1.57079632679579) translate (3.29cm 27.225cm)">
          <text:p/>
        </draw:ellipse>
        <draw:ellipse draw:style-name="gr3" draw:text-style-name="P1" draw:layer="layout" svg:width="0.129cm" svg:height="0.278cm" draw:transform="rotate (-1.57079632679579) translate (3.291cm 27.16cm)">
          <text:p/>
        </draw:ellipse>
        <draw:ellipse draw:style-name="gr3" draw:text-style-name="P1" draw:layer="layout" svg:width="0.128cm" svg:height="0.278cm" draw:transform="rotate (-1.57079632679579) translate (3.29cm 27.097cm)">
          <text:p/>
        </draw:ellipse>
        <draw:ellipse draw:style-name="gr3" draw:text-style-name="P1" draw:layer="layout" svg:width="0.129cm" svg:height="0.278cm" draw:transform="rotate (-1.57079632679579) translate (3.289cm 27.033cm)">
          <text:p/>
        </draw:ellipse>
        <draw:ellipse draw:style-name="gr3" draw:text-style-name="P1" draw:layer="layout" svg:width="0.128cm" svg:height="0.278cm" draw:transform="rotate (-1.57079632679579) translate (3.289cm 26.971cm)">
          <text:p/>
        </draw:ellipse>
        <draw:ellipse draw:style-name="gr3" draw:text-style-name="P1" draw:layer="layout" svg:width="0.128cm" svg:height="0.278cm" draw:transform="rotate (-1.57079632679579) translate (3.29cm 26.908cm)">
          <text:p/>
        </draw:ellipse>
        <draw:ellipse draw:style-name="gr3" draw:text-style-name="P1" draw:layer="layout" svg:width="0.128cm" svg:height="0.278cm" draw:transform="rotate (-1.57079632679579) translate (3.291cm 26.842cm)">
          <text:p/>
        </draw:ellipse>
        <draw:ellipse draw:style-name="gr3" draw:text-style-name="P1" draw:layer="layout" svg:width="0.127cm" svg:height="0.278cm" draw:transform="rotate (-1.57079632679579) translate (3.29cm 26.779cm)">
          <text:p/>
        </draw:ellipse>
        <draw:ellipse draw:style-name="gr3" draw:text-style-name="P1" draw:layer="layout" svg:width="0.127cm" svg:height="0.278cm" draw:transform="rotate (-1.57079632679579) translate (3.29cm 26.779cm)">
          <text:p/>
        </draw:ellipse>
        <draw:ellipse draw:style-name="gr3" draw:text-style-name="P1" draw:layer="layout" svg:width="0.129cm" svg:height="0.278cm" draw:transform="rotate (-1.57079632679579) translate (3.291cm 26.716cm)">
          <text:p/>
        </draw:ellipse>
        <draw:ellipse draw:style-name="gr3" draw:text-style-name="P1" draw:layer="layout" svg:width="0.128cm" svg:height="0.278cm" draw:transform="rotate (-1.57079632679579) translate (3.291cm 26.651cm)">
          <text:p/>
        </draw:ellipse>
        <draw:ellipse draw:style-name="gr3" draw:text-style-name="P1" draw:layer="layout" svg:width="0.128cm" svg:height="0.278cm" draw:transform="rotate (-1.57079632679579) translate (3.29cm 26.586cm)">
          <text:p/>
        </draw:ellipse>
        <draw:ellipse draw:style-name="gr3" draw:text-style-name="P1" draw:layer="layout" svg:width="0.129cm" svg:height="0.278cm" draw:transform="rotate (-1.57079632679579) translate (3.29cm 26.52cm)">
          <text:p/>
        </draw:ellipse>
        <draw:ellipse draw:style-name="gr3" draw:text-style-name="P1" draw:layer="layout" svg:width="0.128cm" svg:height="0.278cm" draw:transform="rotate (-1.57079632679579) translate (3.29cm 26.458cm)">
          <text:p/>
        </draw:ellipse>
        <draw:ellipse draw:style-name="gr3" draw:text-style-name="P1" draw:layer="layout" svg:width="0.128cm" svg:height="0.278cm" draw:transform="rotate (-1.57079632679579) translate (3.289cm 26.394cm)">
          <text:p/>
        </draw:ellipse>
        <draw:ellipse draw:style-name="gr3" draw:text-style-name="P1" draw:layer="layout" svg:width="0.129cm" svg:height="0.278cm" draw:transform="rotate (-1.57079632679579) translate (3.29cm 26.33cm)">
          <text:p/>
        </draw:ellipse>
        <draw:ellipse draw:style-name="gr3" draw:text-style-name="P1" draw:layer="layout" svg:width="0.128cm" svg:height="0.278cm" draw:transform="rotate (-1.57079632679579) translate (3.289cm 26.266cm)">
          <text:p/>
        </draw:ellipse>
        <draw:ellipse draw:style-name="gr3" draw:text-style-name="P1" draw:layer="layout" svg:width="0.129cm" svg:height="0.278cm" draw:transform="rotate (-1.57079632679579) translate (3.289cm 26.199cm)">
          <text:p/>
        </draw:ellipse>
        <draw:ellipse draw:style-name="gr3" draw:text-style-name="P1" draw:layer="layout" svg:width="0.127cm" svg:height="0.278cm" draw:transform="rotate (-1.57079632679579) translate (3.29cm 26.137cm)">
          <text:p/>
        </draw:ellipse>
        <draw:line draw:style-name="gr2" draw:text-style-name="P1" draw:layer="layout" svg:x1="3.49cm" svg:y1="27.796cm" svg:x2="3.157cm" svg:y2="27.796cm">
          <text:p/>
        </draw:line>
        <draw:line draw:style-name="gr2" draw:text-style-name="P1" draw:layer="layout" svg:x1="3.157cm" svg:y1="23.196cm" svg:x2="3.157cm" svg:y2="26.136cm">
          <text:p/>
        </draw:line>
        <draw:line draw:style-name="gr2" draw:text-style-name="P1" draw:layer="layout" svg:x1="3.15cm" svg:y1="27.8cm" svg:x2="3.15cm" svg:y2="27.55cm">
          <text:p/>
        </draw:line>
        <draw:line draw:style-name="gr2" draw:text-style-name="P1" draw:layer="layout" svg:x1="3.5cm" svg:y1="27.8cm" svg:x2="3.5cm" svg:y2="24.5cm">
          <text:p/>
        </draw:line>
        <draw:line draw:style-name="gr2" draw:text-style-name="P1" draw:layer="layout" svg:x1="2.8cm" svg:y1="27.8cm" svg:x2="2.8cm" svg:y2="22.9cm">
          <text:p/>
        </draw:line>
        <draw:line draw:style-name="gr2" draw:text-style-name="P1" draw:layer="layout" svg:x1="2.45cm" svg:y1="27.8cm" svg:x2="2.45cm" svg:y2="27.55cm">
          <text:p/>
        </draw:line>
        <draw:line draw:style-name="gr2" draw:text-style-name="P1" draw:layer="layout" svg:x1="2.791cm" svg:y1="27.796cm" svg:x2="2.458cm" svg:y2="27.796cm">
          <text:p/>
        </draw:line>
        <draw:line draw:style-name="gr2" draw:text-style-name="P1" draw:layer="layout" svg:x1="2.457cm" svg:y1="24.896cm" svg:x2="2.457cm" svg:y2="26.136cm">
          <text:p/>
        </draw:line>
        <draw:line draw:style-name="gr2" draw:text-style-name="P1" draw:layer="layout" svg:x1="2.17cm" svg:y1="26.12cm" svg:x2="2.445cm" svg:y2="27.579cm">
          <text:p/>
        </draw:line>
        <draw:rect draw:style-name="gr3" draw:text-style-name="P1" draw:layer="layout" svg:width="1.8cm" svg:height="2cm" svg:x="2cm" svg:y="25.9cm">
          <text:p/>
        </draw:rect>
        <draw:custom-shape draw:style-name="gr11" draw:text-style-name="P1" draw:layer="layout" svg:width="0.1cm" svg:height="0.1cm" svg:x="2.39cm" svg:y="27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1cm" svg:height="0.1cm" svg:x="2.4cm" svg:y="26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3" draw:text-style-name="P1" draw:layer="layout" svg:width="0.128cm" svg:height="0.278cm" draw:transform="rotate (-1.57079632679579) translate (5.791cm 27.419cm)">
          <text:p/>
        </draw:ellipse>
        <draw:ellipse draw:style-name="gr3" draw:text-style-name="P1" draw:layer="layout" svg:width="0.128cm" svg:height="0.278cm" draw:transform="rotate (-1.57079632679579) translate (5.79cm 27.355cm)">
          <text:p/>
        </draw:ellipse>
        <draw:ellipse draw:style-name="gr3" draw:text-style-name="P1" draw:layer="layout" svg:width="0.128cm" svg:height="0.278cm" draw:transform="rotate (-1.57079632679579) translate (5.79cm 27.292cm)">
          <text:p/>
        </draw:ellipse>
        <draw:ellipse draw:style-name="gr3" draw:text-style-name="P1" draw:layer="layout" svg:width="0.129cm" svg:height="0.278cm" draw:transform="rotate (-1.57079632679579) translate (5.79cm 27.225cm)">
          <text:p/>
        </draw:ellipse>
        <draw:ellipse draw:style-name="gr3" draw:text-style-name="P1" draw:layer="layout" svg:width="0.129cm" svg:height="0.278cm" draw:transform="rotate (-1.57079632679579) translate (5.791cm 27.16cm)">
          <text:p/>
        </draw:ellipse>
        <draw:ellipse draw:style-name="gr3" draw:text-style-name="P1" draw:layer="layout" svg:width="0.128cm" svg:height="0.278cm" draw:transform="rotate (-1.57079632679579) translate (5.79cm 27.097cm)">
          <text:p/>
        </draw:ellipse>
        <draw:ellipse draw:style-name="gr3" draw:text-style-name="P1" draw:layer="layout" svg:width="0.129cm" svg:height="0.278cm" draw:transform="rotate (-1.57079632679579) translate (5.789cm 27.033cm)">
          <text:p/>
        </draw:ellipse>
        <draw:ellipse draw:style-name="gr3" draw:text-style-name="P1" draw:layer="layout" svg:width="0.128cm" svg:height="0.278cm" draw:transform="rotate (-1.57079632679579) translate (5.789cm 26.971cm)">
          <text:p/>
        </draw:ellipse>
        <draw:ellipse draw:style-name="gr3" draw:text-style-name="P1" draw:layer="layout" svg:width="0.128cm" svg:height="0.278cm" draw:transform="rotate (-1.57079632679579) translate (5.79cm 26.908cm)">
          <text:p/>
        </draw:ellipse>
        <draw:ellipse draw:style-name="gr3" draw:text-style-name="P1" draw:layer="layout" svg:width="0.128cm" svg:height="0.278cm" draw:transform="rotate (-1.57079632679579) translate (5.791cm 26.842cm)">
          <text:p/>
        </draw:ellipse>
        <draw:ellipse draw:style-name="gr3" draw:text-style-name="P1" draw:layer="layout" svg:width="0.127cm" svg:height="0.278cm" draw:transform="rotate (-1.57079632679579) translate (5.79cm 26.779cm)">
          <text:p/>
        </draw:ellipse>
        <draw:ellipse draw:style-name="gr3" draw:text-style-name="P1" draw:layer="layout" svg:width="0.127cm" svg:height="0.278cm" draw:transform="rotate (-1.57079632679579) translate (5.79cm 26.779cm)">
          <text:p/>
        </draw:ellipse>
        <draw:ellipse draw:style-name="gr3" draw:text-style-name="P1" draw:layer="layout" svg:width="0.129cm" svg:height="0.278cm" draw:transform="rotate (-1.57079632679579) translate (5.791cm 26.716cm)">
          <text:p/>
        </draw:ellipse>
        <draw:ellipse draw:style-name="gr3" draw:text-style-name="P1" draw:layer="layout" svg:width="0.128cm" svg:height="0.278cm" draw:transform="rotate (-1.57079632679579) translate (5.791cm 26.651cm)">
          <text:p/>
        </draw:ellipse>
        <draw:ellipse draw:style-name="gr3" draw:text-style-name="P1" draw:layer="layout" svg:width="0.128cm" svg:height="0.278cm" draw:transform="rotate (-1.57079632679579) translate (5.79cm 26.586cm)">
          <text:p/>
        </draw:ellipse>
        <draw:ellipse draw:style-name="gr3" draw:text-style-name="P1" draw:layer="layout" svg:width="0.129cm" svg:height="0.278cm" draw:transform="rotate (-1.57079632679579) translate (5.79cm 26.52cm)">
          <text:p/>
        </draw:ellipse>
        <draw:ellipse draw:style-name="gr3" draw:text-style-name="P1" draw:layer="layout" svg:width="0.128cm" svg:height="0.278cm" draw:transform="rotate (-1.57079632679579) translate (5.79cm 26.458cm)">
          <text:p/>
        </draw:ellipse>
        <draw:ellipse draw:style-name="gr3" draw:text-style-name="P1" draw:layer="layout" svg:width="0.128cm" svg:height="0.278cm" draw:transform="rotate (-1.57079632679579) translate (5.789cm 26.394cm)">
          <text:p/>
        </draw:ellipse>
        <draw:ellipse draw:style-name="gr3" draw:text-style-name="P1" draw:layer="layout" svg:width="0.129cm" svg:height="0.278cm" draw:transform="rotate (-1.57079632679579) translate (5.79cm 26.33cm)">
          <text:p/>
        </draw:ellipse>
        <draw:ellipse draw:style-name="gr3" draw:text-style-name="P1" draw:layer="layout" svg:width="0.128cm" svg:height="0.278cm" draw:transform="rotate (-1.57079632679579) translate (5.789cm 26.266cm)">
          <text:p/>
        </draw:ellipse>
        <draw:ellipse draw:style-name="gr3" draw:text-style-name="P1" draw:layer="layout" svg:width="0.129cm" svg:height="0.278cm" draw:transform="rotate (-1.57079632679579) translate (5.789cm 26.199cm)">
          <text:p/>
        </draw:ellipse>
        <draw:ellipse draw:style-name="gr3" draw:text-style-name="P1" draw:layer="layout" svg:width="0.127cm" svg:height="0.278cm" draw:transform="rotate (-1.57079632679579) translate (5.79cm 26.137cm)">
          <text:p/>
        </draw:ellipse>
        <draw:line draw:style-name="gr2" draw:text-style-name="P1" draw:layer="layout" svg:x1="5.99cm" svg:y1="27.796cm" svg:x2="5.657cm" svg:y2="27.796cm">
          <text:p/>
        </draw:line>
        <draw:line draw:style-name="gr2" draw:text-style-name="P1" draw:layer="layout" svg:x1="5.657cm" svg:y1="23.396cm" svg:x2="5.657cm" svg:y2="26.136cm">
          <text:p/>
        </draw:line>
        <draw:line draw:style-name="gr2" draw:text-style-name="P1" draw:layer="layout" svg:x1="5.65cm" svg:y1="27.8cm" svg:x2="5.65cm" svg:y2="27.55cm">
          <text:p/>
        </draw:line>
        <draw:line draw:style-name="gr2" draw:text-style-name="P1" draw:layer="layout" svg:x1="6cm" svg:y1="27.8cm" svg:x2="6cm" svg:y2="24.5cm">
          <text:p/>
        </draw:line>
        <draw:line draw:style-name="gr2" draw:text-style-name="P1" draw:layer="layout" svg:x1="5.3cm" svg:y1="27.8cm" svg:x2="5.3cm" svg:y2="22.9cm">
          <text:p/>
        </draw:line>
        <draw:line draw:style-name="gr2" draw:text-style-name="P1" draw:layer="layout" svg:x1="4.95cm" svg:y1="27.8cm" svg:x2="4.95cm" svg:y2="27.55cm">
          <text:p/>
        </draw:line>
        <draw:line draw:style-name="gr2" draw:text-style-name="P1" draw:layer="layout" svg:x1="5.291cm" svg:y1="27.796cm" svg:x2="4.958cm" svg:y2="27.796cm">
          <text:p/>
        </draw:line>
        <draw:line draw:style-name="gr2" draw:text-style-name="P1" draw:layer="layout" svg:x1="4.957cm" svg:y1="25.096cm" svg:x2="4.957cm" svg:y2="26.036cm">
          <text:p/>
        </draw:line>
        <draw:line draw:style-name="gr2" draw:text-style-name="P1" draw:layer="layout" svg:x1="4.67cm" svg:y1="26.12cm" svg:x2="4.945cm" svg:y2="27.579cm">
          <text:p/>
        </draw:line>
        <draw:rect draw:style-name="gr3" draw:text-style-name="P1" draw:layer="layout" svg:width="1.8cm" svg:height="2cm" svg:x="4.5cm" svg:y="25.9cm">
          <text:p/>
        </draw:rect>
        <draw:custom-shape draw:style-name="gr11" draw:text-style-name="P1" draw:layer="layout" svg:width="0.1cm" svg:height="0.1cm" svg:x="4.89cm" svg:y="27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1cm" svg:height="0.1cm" svg:x="4.9cm" svg:y="26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3" draw:text-style-name="P1" draw:layer="layout" svg:width="0.128cm" svg:height="0.278cm" draw:transform="rotate (-1.57079632679579) translate (8.191cm 27.419cm)">
          <text:p/>
        </draw:ellipse>
        <draw:ellipse draw:style-name="gr3" draw:text-style-name="P1" draw:layer="layout" svg:width="0.128cm" svg:height="0.278cm" draw:transform="rotate (-1.57079632679579) translate (8.19cm 27.355cm)">
          <text:p/>
        </draw:ellipse>
        <draw:ellipse draw:style-name="gr3" draw:text-style-name="P1" draw:layer="layout" svg:width="0.128cm" svg:height="0.278cm" draw:transform="rotate (-1.57079632679579) translate (8.19cm 27.292cm)">
          <text:p/>
        </draw:ellipse>
        <draw:ellipse draw:style-name="gr3" draw:text-style-name="P1" draw:layer="layout" svg:width="0.129cm" svg:height="0.278cm" draw:transform="rotate (-1.57079632679579) translate (8.19cm 27.225cm)">
          <text:p/>
        </draw:ellipse>
        <draw:ellipse draw:style-name="gr3" draw:text-style-name="P1" draw:layer="layout" svg:width="0.129cm" svg:height="0.278cm" draw:transform="rotate (-1.57079632679579) translate (8.191cm 27.16cm)">
          <text:p/>
        </draw:ellipse>
        <draw:ellipse draw:style-name="gr3" draw:text-style-name="P1" draw:layer="layout" svg:width="0.128cm" svg:height="0.278cm" draw:transform="rotate (-1.57079632679579) translate (8.19cm 27.097cm)">
          <text:p/>
        </draw:ellipse>
        <draw:ellipse draw:style-name="gr3" draw:text-style-name="P1" draw:layer="layout" svg:width="0.129cm" svg:height="0.278cm" draw:transform="rotate (-1.57079632679579) translate (8.189cm 27.033cm)">
          <text:p/>
        </draw:ellipse>
        <draw:ellipse draw:style-name="gr3" draw:text-style-name="P1" draw:layer="layout" svg:width="0.128cm" svg:height="0.278cm" draw:transform="rotate (-1.57079632679579) translate (8.189cm 26.971cm)">
          <text:p/>
        </draw:ellipse>
        <draw:ellipse draw:style-name="gr3" draw:text-style-name="P1" draw:layer="layout" svg:width="0.128cm" svg:height="0.278cm" draw:transform="rotate (-1.57079632679579) translate (8.19cm 26.908cm)">
          <text:p/>
        </draw:ellipse>
        <draw:ellipse draw:style-name="gr3" draw:text-style-name="P1" draw:layer="layout" svg:width="0.128cm" svg:height="0.278cm" draw:transform="rotate (-1.57079632679579) translate (8.191cm 26.842cm)">
          <text:p/>
        </draw:ellipse>
        <draw:ellipse draw:style-name="gr3" draw:text-style-name="P1" draw:layer="layout" svg:width="0.127cm" svg:height="0.278cm" draw:transform="rotate (-1.57079632679579) translate (8.19cm 26.779cm)">
          <text:p/>
        </draw:ellipse>
        <draw:ellipse draw:style-name="gr3" draw:text-style-name="P1" draw:layer="layout" svg:width="0.127cm" svg:height="0.278cm" draw:transform="rotate (-1.57079632679579) translate (8.19cm 26.779cm)">
          <text:p/>
        </draw:ellipse>
        <draw:ellipse draw:style-name="gr3" draw:text-style-name="P1" draw:layer="layout" svg:width="0.129cm" svg:height="0.278cm" draw:transform="rotate (-1.57079632679579) translate (8.191cm 26.716cm)">
          <text:p/>
        </draw:ellipse>
        <draw:ellipse draw:style-name="gr3" draw:text-style-name="P1" draw:layer="layout" svg:width="0.128cm" svg:height="0.278cm" draw:transform="rotate (-1.57079632679579) translate (8.191cm 26.651cm)">
          <text:p/>
        </draw:ellipse>
        <draw:ellipse draw:style-name="gr3" draw:text-style-name="P1" draw:layer="layout" svg:width="0.128cm" svg:height="0.278cm" draw:transform="rotate (-1.57079632679579) translate (8.19cm 26.586cm)">
          <text:p/>
        </draw:ellipse>
        <draw:ellipse draw:style-name="gr3" draw:text-style-name="P1" draw:layer="layout" svg:width="0.129cm" svg:height="0.278cm" draw:transform="rotate (-1.57079632679579) translate (8.19cm 26.52cm)">
          <text:p/>
        </draw:ellipse>
        <draw:ellipse draw:style-name="gr3" draw:text-style-name="P1" draw:layer="layout" svg:width="0.128cm" svg:height="0.278cm" draw:transform="rotate (-1.57079632679579) translate (8.19cm 26.458cm)">
          <text:p/>
        </draw:ellipse>
        <draw:ellipse draw:style-name="gr3" draw:text-style-name="P1" draw:layer="layout" svg:width="0.128cm" svg:height="0.278cm" draw:transform="rotate (-1.57079632679579) translate (8.189cm 26.394cm)">
          <text:p/>
        </draw:ellipse>
        <draw:ellipse draw:style-name="gr3" draw:text-style-name="P1" draw:layer="layout" svg:width="0.129cm" svg:height="0.278cm" draw:transform="rotate (-1.57079632679579) translate (8.19cm 26.33cm)">
          <text:p/>
        </draw:ellipse>
        <draw:ellipse draw:style-name="gr3" draw:text-style-name="P1" draw:layer="layout" svg:width="0.128cm" svg:height="0.278cm" draw:transform="rotate (-1.57079632679579) translate (8.189cm 26.266cm)">
          <text:p/>
        </draw:ellipse>
        <draw:ellipse draw:style-name="gr3" draw:text-style-name="P1" draw:layer="layout" svg:width="0.129cm" svg:height="0.278cm" draw:transform="rotate (-1.57079632679579) translate (8.189cm 26.199cm)">
          <text:p/>
        </draw:ellipse>
        <draw:ellipse draw:style-name="gr3" draw:text-style-name="P1" draw:layer="layout" svg:width="0.127cm" svg:height="0.278cm" draw:transform="rotate (-1.57079632679579) translate (8.19cm 26.137cm)">
          <text:p/>
        </draw:ellipse>
        <draw:line draw:style-name="gr2" draw:text-style-name="P1" draw:layer="layout" svg:x1="8.39cm" svg:y1="27.796cm" svg:x2="8.057cm" svg:y2="27.796cm">
          <text:p/>
        </draw:line>
        <draw:line draw:style-name="gr2" draw:text-style-name="P1" draw:layer="layout" svg:x1="8.057cm" svg:y1="23.596cm" svg:x2="8.057cm" svg:y2="26.136cm">
          <text:p/>
        </draw:line>
        <draw:line draw:style-name="gr2" draw:text-style-name="P1" draw:layer="layout" svg:x1="8.05cm" svg:y1="27.8cm" svg:x2="8.05cm" svg:y2="27.55cm">
          <text:p/>
        </draw:line>
        <draw:line draw:style-name="gr2" draw:text-style-name="P1" draw:layer="layout" svg:x1="8.4cm" svg:y1="27.8cm" svg:x2="8.4cm" svg:y2="24.5cm">
          <text:p/>
        </draw:line>
        <draw:line draw:style-name="gr2" draw:text-style-name="P1" draw:layer="layout" svg:x1="7.7cm" svg:y1="27.8cm" svg:x2="7.7cm" svg:y2="22.9cm">
          <text:p/>
        </draw:line>
        <draw:line draw:style-name="gr2" draw:text-style-name="P1" draw:layer="layout" svg:x1="7.35cm" svg:y1="27.8cm" svg:x2="7.35cm" svg:y2="27.55cm">
          <text:p/>
        </draw:line>
        <draw:line draw:style-name="gr2" draw:text-style-name="P1" draw:layer="layout" svg:x1="7.691cm" svg:y1="27.796cm" svg:x2="7.358cm" svg:y2="27.796cm">
          <text:p/>
        </draw:line>
        <draw:line draw:style-name="gr2" draw:text-style-name="P1" draw:layer="layout" svg:x1="7.357cm" svg:y1="25.296cm" svg:x2="7.357cm" svg:y2="26.136cm">
          <text:p/>
        </draw:line>
        <draw:line draw:style-name="gr2" draw:text-style-name="P1" draw:layer="layout" svg:x1="7.07cm" svg:y1="26.12cm" svg:x2="7.345cm" svg:y2="27.579cm">
          <text:p/>
        </draw:line>
        <draw:rect draw:style-name="gr3" draw:text-style-name="P1" draw:layer="layout" svg:width="1.8cm" svg:height="2cm" svg:x="6.9cm" svg:y="25.9cm">
          <text:p/>
        </draw:rect>
        <draw:custom-shape draw:style-name="gr11" draw:text-style-name="P1" draw:layer="layout" svg:width="0.1cm" svg:height="0.1cm" svg:x="7.29cm" svg:y="27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1cm" svg:height="0.1cm" svg:x="7.3cm" svg:y="26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3" draw:text-style-name="P1" draw:layer="layout" svg:width="0.128cm" svg:height="0.278cm" draw:transform="rotate (-1.57079632679579) translate (10.591cm 27.419cm)">
          <text:p/>
        </draw:ellipse>
        <draw:ellipse draw:style-name="gr3" draw:text-style-name="P1" draw:layer="layout" svg:width="0.128cm" svg:height="0.278cm" draw:transform="rotate (-1.57079632679579) translate (10.59cm 27.355cm)">
          <text:p/>
        </draw:ellipse>
        <draw:ellipse draw:style-name="gr3" draw:text-style-name="P1" draw:layer="layout" svg:width="0.128cm" svg:height="0.278cm" draw:transform="rotate (-1.57079632679579) translate (10.59cm 27.292cm)">
          <text:p/>
        </draw:ellipse>
        <draw:ellipse draw:style-name="gr3" draw:text-style-name="P1" draw:layer="layout" svg:width="0.129cm" svg:height="0.278cm" draw:transform="rotate (-1.57079632679579) translate (10.59cm 27.225cm)">
          <text:p/>
        </draw:ellipse>
        <draw:ellipse draw:style-name="gr3" draw:text-style-name="P1" draw:layer="layout" svg:width="0.129cm" svg:height="0.278cm" draw:transform="rotate (-1.57079632679579) translate (10.591cm 27.16cm)">
          <text:p/>
        </draw:ellipse>
        <draw:ellipse draw:style-name="gr3" draw:text-style-name="P1" draw:layer="layout" svg:width="0.128cm" svg:height="0.278cm" draw:transform="rotate (-1.57079632679579) translate (10.59cm 27.097cm)">
          <text:p/>
        </draw:ellipse>
        <draw:ellipse draw:style-name="gr3" draw:text-style-name="P1" draw:layer="layout" svg:width="0.129cm" svg:height="0.278cm" draw:transform="rotate (-1.57079632679579) translate (10.589cm 27.033cm)">
          <text:p/>
        </draw:ellipse>
        <draw:ellipse draw:style-name="gr3" draw:text-style-name="P1" draw:layer="layout" svg:width="0.128cm" svg:height="0.278cm" draw:transform="rotate (-1.57079632679579) translate (10.589cm 26.971cm)">
          <text:p/>
        </draw:ellipse>
        <draw:ellipse draw:style-name="gr3" draw:text-style-name="P1" draw:layer="layout" svg:width="0.128cm" svg:height="0.278cm" draw:transform="rotate (-1.57079632679579) translate (10.59cm 26.908cm)">
          <text:p/>
        </draw:ellipse>
        <draw:ellipse draw:style-name="gr3" draw:text-style-name="P1" draw:layer="layout" svg:width="0.128cm" svg:height="0.278cm" draw:transform="rotate (-1.57079632679579) translate (10.591cm 26.842cm)">
          <text:p/>
        </draw:ellipse>
        <draw:ellipse draw:style-name="gr3" draw:text-style-name="P1" draw:layer="layout" svg:width="0.127cm" svg:height="0.278cm" draw:transform="rotate (-1.57079632679579) translate (10.59cm 26.779cm)">
          <text:p/>
        </draw:ellipse>
        <draw:ellipse draw:style-name="gr3" draw:text-style-name="P1" draw:layer="layout" svg:width="0.127cm" svg:height="0.278cm" draw:transform="rotate (-1.57079632679579) translate (10.59cm 26.779cm)">
          <text:p/>
        </draw:ellipse>
        <draw:ellipse draw:style-name="gr3" draw:text-style-name="P1" draw:layer="layout" svg:width="0.129cm" svg:height="0.278cm" draw:transform="rotate (-1.57079632679579) translate (10.591cm 26.716cm)">
          <text:p/>
        </draw:ellipse>
        <draw:ellipse draw:style-name="gr3" draw:text-style-name="P1" draw:layer="layout" svg:width="0.128cm" svg:height="0.278cm" draw:transform="rotate (-1.57079632679579) translate (10.591cm 26.651cm)">
          <text:p/>
        </draw:ellipse>
        <draw:ellipse draw:style-name="gr3" draw:text-style-name="P1" draw:layer="layout" svg:width="0.128cm" svg:height="0.278cm" draw:transform="rotate (-1.57079632679579) translate (10.59cm 26.586cm)">
          <text:p/>
        </draw:ellipse>
        <draw:ellipse draw:style-name="gr3" draw:text-style-name="P1" draw:layer="layout" svg:width="0.129cm" svg:height="0.278cm" draw:transform="rotate (-1.57079632679579) translate (10.59cm 26.52cm)">
          <text:p/>
        </draw:ellipse>
        <draw:ellipse draw:style-name="gr3" draw:text-style-name="P1" draw:layer="layout" svg:width="0.128cm" svg:height="0.278cm" draw:transform="rotate (-1.57079632679579) translate (10.59cm 26.458cm)">
          <text:p/>
        </draw:ellipse>
        <draw:ellipse draw:style-name="gr3" draw:text-style-name="P1" draw:layer="layout" svg:width="0.128cm" svg:height="0.278cm" draw:transform="rotate (-1.57079632679579) translate (10.589cm 26.394cm)">
          <text:p/>
        </draw:ellipse>
        <draw:ellipse draw:style-name="gr3" draw:text-style-name="P1" draw:layer="layout" svg:width="0.129cm" svg:height="0.278cm" draw:transform="rotate (-1.57079632679579) translate (10.59cm 26.33cm)">
          <text:p/>
        </draw:ellipse>
        <draw:ellipse draw:style-name="gr3" draw:text-style-name="P1" draw:layer="layout" svg:width="0.128cm" svg:height="0.278cm" draw:transform="rotate (-1.57079632679579) translate (10.589cm 26.266cm)">
          <text:p/>
        </draw:ellipse>
        <draw:ellipse draw:style-name="gr3" draw:text-style-name="P1" draw:layer="layout" svg:width="0.129cm" svg:height="0.278cm" draw:transform="rotate (-1.57079632679579) translate (10.589cm 26.199cm)">
          <text:p/>
        </draw:ellipse>
        <draw:ellipse draw:style-name="gr3" draw:text-style-name="P1" draw:layer="layout" svg:width="0.127cm" svg:height="0.278cm" draw:transform="rotate (-1.57079632679579) translate (10.59cm 26.137cm)">
          <text:p/>
        </draw:ellipse>
        <draw:line draw:style-name="gr2" draw:text-style-name="P1" draw:layer="layout" svg:x1="10.79cm" svg:y1="27.796cm" svg:x2="10.457cm" svg:y2="27.796cm">
          <text:p/>
        </draw:line>
        <draw:line draw:style-name="gr2" draw:text-style-name="P1" draw:layer="layout" svg:x1="10.457cm" svg:y1="23.796cm" svg:x2="10.457cm" svg:y2="26.136cm">
          <text:p/>
        </draw:line>
        <draw:line draw:style-name="gr2" draw:text-style-name="P1" draw:layer="layout" svg:x1="10.45cm" svg:y1="27.8cm" svg:x2="10.45cm" svg:y2="27.55cm">
          <text:p/>
        </draw:line>
        <draw:line draw:style-name="gr2" draw:text-style-name="P1" draw:layer="layout" svg:x1="10.8cm" svg:y1="27.8cm" svg:x2="10.8cm" svg:y2="24.5cm">
          <text:p/>
        </draw:line>
        <draw:line draw:style-name="gr2" draw:text-style-name="P1" draw:layer="layout" svg:x1="10.1cm" svg:y1="27.8cm" svg:x2="10.1cm" svg:y2="22.9cm">
          <text:p/>
        </draw:line>
        <draw:line draw:style-name="gr2" draw:text-style-name="P1" draw:layer="layout" svg:x1="9.75cm" svg:y1="27.8cm" svg:x2="9.75cm" svg:y2="27.55cm">
          <text:p/>
        </draw:line>
        <draw:line draw:style-name="gr2" draw:text-style-name="P1" draw:layer="layout" svg:x1="10.091cm" svg:y1="27.796cm" svg:x2="9.758cm" svg:y2="27.796cm">
          <text:p/>
        </draw:line>
        <draw:line draw:style-name="gr2" draw:text-style-name="P1" draw:layer="layout" svg:x1="9.757cm" svg:y1="25.496cm" svg:x2="9.757cm" svg:y2="26.136cm">
          <text:p/>
        </draw:line>
        <draw:line draw:style-name="gr2" draw:text-style-name="P1" draw:layer="layout" svg:x1="9.47cm" svg:y1="26.12cm" svg:x2="9.745cm" svg:y2="27.579cm">
          <text:p/>
        </draw:line>
        <draw:rect draw:style-name="gr3" draw:text-style-name="P1" draw:layer="layout" svg:width="1.8cm" svg:height="2cm" svg:x="9.3cm" svg:y="25.9cm">
          <text:p/>
        </draw:rect>
        <draw:custom-shape draw:style-name="gr11" draw:text-style-name="P1" draw:layer="layout" svg:width="0.1cm" svg:height="0.1cm" svg:x="9.69cm" svg:y="27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1cm" svg:height="0.1cm" svg:x="9.7cm" svg:y="26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2" draw:text-style-name="P1" draw:layer="layout" svg:width="3cm" svg:height="4cm" svg:x="1cm" svg:y="17.1cm">
          <text:p text:style-name="P1">DC/DC 3v</text:p>
        </draw:rect>
        <draw:line draw:style-name="gr2" draw:text-style-name="P1" xml:id="id8" draw:id="id8" draw:layer="layout" svg:x1="17.5cm" svg:y1="24.2cm" svg:x2="20cm" svg:y2="24.2cm">
          <text:p/>
        </draw:line>
        <draw:line draw:style-name="gr2" draw:text-style-name="P1" xml:id="id10" draw:id="id10" draw:layer="layout" svg:x1="17.5cm" svg:y1="24.8cm" svg:x2="20cm" svg:y2="24.8cm">
          <text:p/>
        </draw:line>
        <draw:line draw:style-name="gr2" draw:text-style-name="P1" xml:id="id12" draw:id="id12" draw:layer="layout" svg:x1="17.5cm" svg:y1="25.4cm" svg:x2="20cm" svg:y2="25.4cm">
          <text:p/>
        </draw:line>
        <draw:line draw:style-name="gr2" draw:text-style-name="P1" xml:id="id14" draw:id="id14" draw:layer="layout" svg:x1="17.5cm" svg:y1="26cm" svg:x2="20cm" svg:y2="26cm">
          <text:p/>
        </draw:line>
        <draw:frame draw:style-name="gr13" draw:text-style-name="P4" draw:layer="layout" svg:width="2.013cm" svg:height="0.64cm" svg:x="18.141cm" svg:y="23.7cm">
          <draw:text-box>
            <text:p><text:span text:style-name="T3">Posizione</text:span></text:p>
          </draw:text-box>
        </draw:frame>
        <draw:frame draw:style-name="gr14" draw:text-style-name="P4" draw:layer="layout" svg:width="2.348cm" svg:height="0.64cm" svg:x="17.842cm" svg:y="24.3cm">
          <draw:text-box>
            <text:p><text:span text:style-name="T3">Anabaglinte</text:span></text:p>
          </draw:text-box>
        </draw:frame>
        <draw:frame draw:style-name="gr15" draw:text-style-name="P4" draw:layer="layout" svg:width="1.582cm" svg:height="0.64cm" svg:x="18.642cm" svg:y="24.9cm">
          <draw:text-box>
            <text:p><text:span text:style-name="T3">Frecce</text:span></text:p>
          </draw:text-box>
        </draw:frame>
        <draw:frame draw:style-name="gr16" draw:text-style-name="P4" draw:layer="layout" svg:width="2.034cm" svg:height="0.64cm" svg:x="18.142cm" svg:y="25.5cm">
          <draw:text-box>
            <text:p><text:span text:style-name="T3">Abaglianti</text:span></text:p>
          </draw:text-box>
        </draw:frame>
        <draw:line draw:style-name="gr2" draw:text-style-name="P1" draw:layer="layout" svg:x1="3.5cm" svg:y1="24.5cm" svg:x2="11.5cm" svg:y2="24.5cm">
          <text:p/>
        </draw:line>
        <draw:custom-shape draw:style-name="gr11" draw:text-style-name="P1" draw:layer="layout" svg:width="0.1cm" svg:height="0.1cm" svg:x="10.75cm" svg:y="24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1cm" svg:height="0.1cm" svg:x="8.35cm" svg:y="24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1cm" svg:height="0.1cm" svg:x="5.95cm" svg:y="24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1cm" svg:height="0.1cm" svg:x="3.45cm" svg:y="24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5cm" svg:y1="24.5cm" svg:x2="11.5cm" svg:y2="8cm">
          <text:p/>
        </draw:line>
        <draw:custom-shape draw:style-name="gr11" draw:text-style-name="P1" draw:layer="layout" svg:width="0.1cm" svg:height="0.1cm" svg:x="11.45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cm" svg:y1="17.5cm" svg:x2="11.5cm" svg:y2="17.5cm">
          <text:p/>
        </draw:line>
        <draw:custom-shape draw:style-name="gr11" draw:text-style-name="P1" draw:layer="layout" svg:width="0.1cm" svg:height="0.1cm" svg:x="11.45cm" svg:y="17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4" draw:id="id4" draw:layer="layout" svg:x1="4cm" svg:y1="18cm" svg:x2="4.55cm" svg:y2="18cm">
          <text:p/>
        </draw:line>
        <draw:custom-shape draw:style-name="gr11" draw:text-style-name="P1" xml:id="id3" draw:id="id3" draw:layer="layout" svg:width="0.1cm" svg:height="0.1cm" svg:x="4.5cm" svg:y="14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.8cm" svg:y1="22.9cm" svg:x2="5.3cm" svg:y2="22.9cm">
          <text:p/>
        </draw:line>
        <draw:custom-shape draw:style-name="gr11" draw:text-style-name="P1" draw:layer="layout" svg:width="0.1cm" svg:height="0.1cm" svg:x="2.75cm" svg:y="22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1cm" svg:height="0.1cm" svg:x="5.25cm" svg:y="22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1cm" svg:height="0.1cm" svg:x="7.65cm" svg:y="22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1cm" svg:height="0.1cm" svg:x="10.05cm" svg:y="22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1" draw:id="id1" draw:layer="layout" svg:width="0.1cm" svg:height="0.1cm" svg:x="3.95cm" svg:y="22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2" draw:id="id2" draw:layer="layout" svg:x1="4.5cm" svg:y1="20.3cm" svg:x2="4cm" svg:y2="20.3cm">
          <text:p/>
        </draw:line>
        <draw:frame draw:style-name="gr17" draw:text-style-name="P3" draw:layer="layout" svg:width="1.649cm" svg:height="0.687cm" svg:x="2.451cm" svg:y="19.913cm">
          <draw:text-box>
            <text:p><text:span text:style-name="T2">Out 3v</text:span></text:p>
          </draw:text-box>
        </draw:frame>
        <draw:frame draw:style-name="gr18" draw:text-style-name="P3" draw:layer="layout" svg:width="1.535cm" svg:height="0.687cm" svg:x="2.548cm" svg:y="17.4cm">
          <draw:text-box>
            <text:p><text:span text:style-name="T2">12v in</text:span></text:p>
          </draw:text-box>
        </draw:frame>
        <draw:rect draw:style-name="gr19" draw:text-style-name="P1" draw:layer="layout" svg:width="3cm" svg:height="4cm" draw:transform="rotate (3.1415926535892) translate (20.03cm 21.213cm)">
          <text:p/>
        </draw:rect>
        <draw:frame draw:style-name="gr20" draw:layer="layout" svg:width="3.355cm" svg:height="0.963cm" svg:x="16.845cm" svg:y="18.7cm">
          <draw:text-box>
            <text:p>DC/DC 3v</text:p>
          </draw:text-box>
        </draw:frame>
        <draw:frame draw:style-name="gr18" draw:text-style-name="P3" draw:layer="layout" svg:width="1.535cm" svg:height="0.687cm" svg:x="17.049cm" svg:y="17.401cm">
          <draw:text-box>
            <text:p><text:span text:style-name="T2">12v in</text:span></text:p>
          </draw:text-box>
        </draw:frame>
        <draw:frame draw:style-name="gr17" draw:text-style-name="P3" draw:layer="layout" svg:width="1.649cm" svg:height="0.687cm" svg:x="17.152cm" svg:y="19.914cm">
          <draw:text-box>
            <text:p><text:span text:style-name="T2">Out 3v</text:span></text:p>
          </draw:text-box>
        </draw:frame>
        <draw:connector draw:style-name="gr21" draw:text-style-name="P1" draw:layer="layout" draw:line-skew="0.425cm" svg:x1="4cm" svg:y1="22.85cm" svg:x2="4.5cm" svg:y2="20.3cm" draw:start-shape="id1" draw:start-glue-point="4" draw:end-shape="id2" draw:end-glue-point="1" svg:d="M4000 22850v-850h500v-1700">
          <text:p/>
        </draw:connector>
        <draw:line draw:style-name="gr2" draw:text-style-name="P1" draw:layer="layout" svg:x1="11.5cm" svg:y1="17.5cm" svg:x2="17cm" svg:y2="17.5cm">
          <text:p/>
        </draw:line>
        <draw:line draw:style-name="gr2" draw:text-style-name="P1" xml:id="id6" draw:id="id6" draw:layer="layout" svg:x1="16.65cm" svg:y1="18cm" svg:x2="17.05cm" svg:y2="18cm">
          <text:p/>
        </draw:line>
        <draw:line draw:style-name="gr2" draw:text-style-name="P1" draw:layer="layout" svg:x1="8.9cm" svg:y1="20.3cm" svg:x2="17.05cm" svg:y2="20.3cm">
          <text:p/>
        </draw:line>
        <draw:line draw:style-name="gr2" draw:text-style-name="P1" draw:layer="layout" svg:x1="7.7cm" svg:y1="22.9cm" svg:x2="10.1cm" svg:y2="22.9cm">
          <text:p/>
        </draw:line>
        <draw:custom-shape draw:style-name="gr11" draw:text-style-name="P1" draw:layer="layout" svg:width="0.1cm" svg:height="0.1cm" svg:x="8.85cm" svg:y="22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8.9cm" svg:y1="22.9cm" svg:x2="8.9cm" svg:y2="20.3cm">
          <text:p/>
        </draw:line>
        <draw:custom-shape draw:style-name="gr11" draw:text-style-name="P1" xml:id="id5" draw:id="id5" draw:layer="layout" svg:width="0.1cm" svg:height="0.1cm" svg:x="16.6cm" svg:y="15.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" draw:layer="layout" svg:x1="4.55cm" svg:y1="15.07cm" svg:x2="4.55cm" svg:y2="18cm" draw:start-shape="id3" draw:start-glue-point="8" draw:end-shape="id4" draw:end-glue-point="1" svg:d="M4550 15070v2930">
          <text:p/>
        </draw:connector>
        <draw:connector draw:style-name="gr21" draw:text-style-name="P1" draw:layer="layout" svg:x1="16.65cm" svg:y1="15.97cm" svg:x2="16.65cm" svg:y2="18cm" draw:start-shape="id5" draw:start-glue-point="8" draw:end-shape="id6" draw:end-glue-point="3" svg:d="M16650 15970v2030">
          <text:p/>
        </draw:connector>
        <draw:frame draw:style-name="gr22" draw:text-style-name="P3" draw:layer="layout" svg:width="2.136cm" svg:height="0.687cm" svg:x="1.8cm" svg:y="27.916cm">
          <draw:text-box>
            <text:p><text:span text:style-name="T2">posizione</text:span></text:p>
          </draw:text-box>
        </draw:frame>
        <draw:frame draw:style-name="gr23" draw:text-style-name="P3" draw:layer="layout" svg:width="2.598cm" svg:height="0.687cm" svg:x="4.1cm" svg:y="27.9cm">
          <draw:text-box>
            <text:p><text:span text:style-name="T2">anabaglianti</text:span></text:p>
          </draw:text-box>
        </draw:frame>
        <draw:frame draw:style-name="gr24" draw:text-style-name="P3" draw:layer="layout" svg:width="1.569cm" svg:height="0.687cm" svg:x="6.979cm" svg:y="27.9cm">
          <draw:text-box>
            <text:p><text:span text:style-name="T2">frecce</text:span></text:p>
          </draw:text-box>
        </draw:frame>
        <draw:frame draw:style-name="gr25" draw:text-style-name="P3" draw:layer="layout" svg:width="2.166cm" svg:height="0.687cm" svg:x="9.131cm" svg:y="27.926cm">
          <draw:text-box>
            <text:p><text:span text:style-name="T2">abaglianti</text:span></text:p>
          </draw:text-box>
        </draw:frame>
        <draw:line draw:style-name="gr2" draw:text-style-name="P1" draw:layer="layout" svg:x1="3.2cm" svg:y1="23.2cm" svg:x2="12.7cm" svg:y2="23.2cm">
          <text:p/>
        </draw:line>
        <draw:line draw:style-name="gr2" draw:text-style-name="P1" draw:layer="layout" svg:x1="5.7cm" svg:y1="23.4cm" svg:x2="13cm" svg:y2="23.4cm">
          <text:p/>
        </draw:line>
        <draw:line draw:style-name="gr2" draw:text-style-name="P1" draw:layer="layout" svg:x1="8.1cm" svg:y1="23.6cm" svg:x2="13.4cm" svg:y2="23.6cm">
          <text:p/>
        </draw:line>
        <draw:line draw:style-name="gr2" draw:text-style-name="P1" draw:layer="layout" svg:x1="10.4cm" svg:y1="23.8cm" svg:x2="13.7cm" svg:y2="23.8cm">
          <text:p/>
        </draw:line>
        <draw:custom-shape draw:style-name="gr11" draw:text-style-name="P1" draw:layer="layout" svg:width="0.1cm" svg:height="0.1cm" svg:x="3.1cm" svg:y="23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1cm" svg:height="0.1cm" svg:x="5.6cm" svg:y="23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1cm" svg:height="0.1cm" svg:x="8cm" svg:y="23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1cm" svg:height="0.1cm" svg:x="10.4cm" svg:y="23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1cm" svg:height="0.1cm" svg:x="12.65cm" svg:y="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1cm" svg:height="0.1cm" svg:x="12.95cm" svg:y="9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1cm" svg:height="0.1cm" svg:x="13.35cm" svg:y="10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1cm" svg:height="0.1cm" svg:x="13.65cm" svg:y="11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7cm" svg:y1="23.2cm" svg:x2="12.7cm" svg:y2="8.7cm">
          <text:p/>
        </draw:line>
        <draw:line draw:style-name="gr2" draw:text-style-name="P1" draw:layer="layout" svg:x1="13cm" svg:y1="23.4cm" svg:x2="13cm" svg:y2="9.4cm">
          <text:p/>
        </draw:line>
        <draw:line draw:style-name="gr2" draw:text-style-name="P1" draw:layer="layout" svg:x1="13.4cm" svg:y1="23.6cm" svg:x2="13.4cm" svg:y2="10.2cm">
          <text:p/>
        </draw:line>
        <draw:line draw:style-name="gr2" draw:text-style-name="P1" draw:layer="layout" svg:x1="13.7cm" svg:y1="23.8cm" svg:x2="13.7cm" svg:y2="11.1cm">
          <text:p/>
        </draw:line>
        <draw:line draw:style-name="gr2" draw:text-style-name="P1" xml:id="id7" draw:id="id7" draw:layer="layout" svg:x1="2.5cm" svg:y1="24.9cm" svg:x2="14.4cm" svg:y2="24.9cm">
          <text:p/>
        </draw:line>
        <draw:line draw:style-name="gr2" draw:text-style-name="P1" xml:id="id9" draw:id="id9" draw:layer="layout" svg:x1="5cm" svg:y1="25.1cm" svg:x2="14.4cm" svg:y2="25.1cm">
          <text:p/>
        </draw:line>
        <draw:line draw:style-name="gr2" draw:text-style-name="P1" xml:id="id11" draw:id="id11" draw:layer="layout" svg:x1="7.4cm" svg:y1="25.3cm" svg:x2="14.4cm" svg:y2="25.3cm">
          <text:p/>
        </draw:line>
        <draw:line draw:style-name="gr2" draw:text-style-name="P1" xml:id="id13" draw:id="id13" draw:layer="layout" svg:x1="9.7cm" svg:y1="25.5cm" svg:x2="14.4cm" svg:y2="25.5cm">
          <text:p/>
        </draw:line>
        <draw:custom-shape draw:style-name="gr11" draw:text-style-name="P1" draw:layer="layout" svg:width="0.1cm" svg:height="0.1cm" svg:x="2.4cm" svg:y="24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1cm" svg:height="0.1cm" svg:x="4.9cm" svg:y="25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1cm" svg:height="0.1cm" svg:x="7.3cm" svg:y="25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1cm" svg:height="0.1cm" svg:x="9.7cm" svg:y="25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" draw:layer="layout" svg:x1="14.4cm" svg:y1="24.9cm" svg:x2="17.5cm" svg:y2="24.2cm" draw:start-shape="id7" draw:start-glue-point="1" draw:end-shape="id8" draw:end-glue-point="3" svg:d="M14400 24900h1550v-700h1550">
          <text:p/>
        </draw:connector>
        <draw:connector draw:style-name="gr21" draw:text-style-name="P1" draw:layer="layout" draw:line-skew="0.55cm" svg:x1="14.4cm" svg:y1="25.1cm" svg:x2="17.5cm" svg:y2="24.8cm" draw:start-shape="id9" draw:start-glue-point="1" draw:end-shape="id10" draw:end-glue-point="3" svg:d="M14400 25100h2100v-300h1000">
          <text:p/>
        </draw:connector>
        <draw:connector draw:style-name="gr21" draw:text-style-name="P1" draw:layer="layout" draw:line-skew="0.55cm" svg:x1="14.4cm" svg:y1="25.3cm" svg:x2="17.5cm" svg:y2="25.4cm" draw:start-shape="id11" draw:start-glue-point="1" draw:end-shape="id12" draw:end-glue-point="3" svg:d="M14400 25300h2100v100h1000">
          <text:p/>
        </draw:connector>
        <draw:connector draw:style-name="gr21" draw:text-style-name="P1" draw:layer="layout" svg:x1="14.4cm" svg:y1="25.5cm" svg:x2="17.5cm" svg:y2="26cm" draw:start-shape="id13" draw:start-glue-point="1" draw:end-shape="id14" draw:end-glue-point="3" svg:d="M14400 25500h1550v500h15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30M26S</meta:editing-duration>
    <meta:editing-cycles>25</meta:editing-cycles>
    <meta:generator>OpenOffice/4.1.14$Win32 OpenOffice.org_project/4114m1$Build-9811</meta:generator>
    <dc:date>2023-10-13T16:08:07.45</dc:date>
    <dc:creator>nicola milia</dc:creator>
    <meta:document-statistic meta:object-count="324"/>
  </office:meta>
</office:document-meta>
</file>